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4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onC12_1GeV" table:style-name="ta1">
        <table:shapes>
          <draw:frame draw:z-index="0" draw:style-name="gr1" draw:text-style-name="P1" svg:width="22.937cm" svg:height="12.697cm" svg:x="39.109cm" svg:y="5.181cm">
            <draw:object draw:notify-on-update-of-ranges="ionC12_1GeV.B5:ionC12_1GeV.B104 ionC12_1GeV.B3:ionC12_1GeV.B3 ionC12_1GeV.C5:ionC12_1GeV.C104 ionC12_1GeV.N5:ionC12_1GeV.N104 ionC12_1GeV.N3:ionC12_1GeV.N3 ionC12_1GeV.O5:ionC12_1GeV.O104 ionC12_1GeV.K5:ionC12_1GeV.K104 ionC12_1GeV.K3:ionC12_1GeV.K3 ionC12_1GeV.L5:ionC12_1GeV.L104 ionC12_1GeV.E5:ionC12_1GeV.E104 ionC12_1GeV.E3:ionC12_1GeV.E3 ionC12_1GeV.F5:ionC12_1GeV.F104 ionC12_1GeV.H5:ionC12_1GeV.H104 ionC12_1GeV.H3:ionC12_1GeV.H3 ionC12_1GeV.I5:ionC12_1GeV.I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<text:s text:c="2"/>1D histogram 1: Edep (MeV/mm) along absorbe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1GeV</text:p>
          </table:table-cell>
          <table:table-cell table:number-columns-repeated="2"/>
          <table:table-cell office:value-type="string" calcext:value-type="string">
            <text:p>2 GeV</text:p>
          </table:table-cell>
          <table:table-cell table:number-columns-repeated="2"/>
          <table:table-cell office:value-type="string" calcext:value-type="string">
            <text:p>3 GeV</text:p>
          </table:table-cell>
          <table:table-cell table:number-columns-repeated="2"/>
          <table:table-cell office:value-type="string" calcext:value-type="string">
            <text:p>0.5 GeV</text:p>
          </table:table-cell>
          <table:table-cell table:number-columns-repeated="2"/>
          <table:table-cell office:value-type="string" calcext:value-type="string">
            <text:p>2.5 GeV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.3212" calcext:value-type="float">
            <text:p>30.321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8.18134" calcext:value-type="float">
            <text:p>18.1813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83716" calcext:value-type="float">
            <text:p>13.8371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53.96905" calcext:value-type="float">
            <text:p>53.9690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5.62905" calcext:value-type="float">
            <text:p>15.62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1.03566" calcext:value-type="float">
            <text:p>31.0356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.27726" calcext:value-type="float">
            <text:p>18.2772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4.1505" calcext:value-type="float">
            <text:p>14.15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9.31964" calcext:value-type="float">
            <text:p>59.3196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5.84468" calcext:value-type="float">
            <text:p>15.844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1.81475" calcext:value-type="float">
            <text:p>31.8147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8.60519" calcext:value-type="float">
            <text:p>18.6051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4.13403" calcext:value-type="float">
            <text:p>14.1340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68.25094" calcext:value-type="float">
            <text:p>68.2509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5.71958" calcext:value-type="float">
            <text:p>15.71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2.68543" calcext:value-type="float">
            <text:p>32.6854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8.442" calcext:value-type="float">
            <text:p>18.44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4.25649" calcext:value-type="float">
            <text:p>14.2564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3.13415" calcext:value-type="float">
            <text:p>83.1341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5.93868" calcext:value-type="float">
            <text:p>15.938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3.67367" calcext:value-type="float">
            <text:p>33.6736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8.70114" calcext:value-type="float">
            <text:p>18.7011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4.3017" calcext:value-type="float">
            <text:p>14.301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21.0756" calcext:value-type="float">
            <text:p>121.075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6.04022" calcext:value-type="float">
            <text:p>16.04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34.77297" calcext:value-type="float">
            <text:p>34.7729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8.77206" calcext:value-type="float">
            <text:p>18.7720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4.28097" calcext:value-type="float">
            <text:p>14.2809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14.2506" calcext:value-type="float">
            <text:p>114.250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5.9753" calcext:value-type="float">
            <text:p>15.97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35.99992" calcext:value-type="float">
            <text:p>35.9999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9.06468" calcext:value-type="float">
            <text:p>19.0646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4.23037" calcext:value-type="float">
            <text:p>14.2303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6.21057" calcext:value-type="float">
            <text:p>16.210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37.32712" calcext:value-type="float">
            <text:p>37.3271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8.91295" calcext:value-type="float">
            <text:p>18.9129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4.46287" calcext:value-type="float">
            <text:p>14.4628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6.14032" calcext:value-type="float">
            <text:p>16.140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38.84713" calcext:value-type="float">
            <text:p>38.8471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9.32131" calcext:value-type="float">
            <text:p>19.3213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4.29639" calcext:value-type="float">
            <text:p>14.2963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6.19306" calcext:value-type="float">
            <text:p>16.193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40.65674" calcext:value-type="float">
            <text:p>40.6567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9.34085" calcext:value-type="float">
            <text:p>19.340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4.53767" calcext:value-type="float">
            <text:p>14.5376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6.50903" calcext:value-type="float">
            <text:p>16.509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42.84725" calcext:value-type="float">
            <text:p>42.84725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9.53191" calcext:value-type="float">
            <text:p>19.5319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4.4241" calcext:value-type="float">
            <text:p>14.424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6.53584" calcext:value-type="float">
            <text:p>16.535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.5</text:p>
          </table:table-cell>
          <table:table-cell office:value-type="float" office:value="45.43419" calcext:value-type="float">
            <text:p>45.43419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9.7274" calcext:value-type="float">
            <text:p>19.7274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4.48217" calcext:value-type="float">
            <text:p>14.48217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6.42476" calcext:value-type="float">
            <text:p>16.424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48.19757" calcext:value-type="float">
            <text:p>48.19757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9.67805" calcext:value-type="float">
            <text:p>19.67805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4.66285" calcext:value-type="float">
            <text:p>14.66285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6.48151" calcext:value-type="float">
            <text:p>16.48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52.6812" calcext:value-type="float">
            <text:p>52.6812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20.23877" calcext:value-type="float">
            <text:p>20.23877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6243" calcext:value-type="float">
            <text:p>14.56243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6.64004" calcext:value-type="float">
            <text:p>16.640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.5</text:p>
          </table:table-cell>
          <table:table-cell office:value-type="float" office:value="57.27821" calcext:value-type="float">
            <text:p>57.2782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20.20233" calcext:value-type="float">
            <text:p>20.20233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4.67453" calcext:value-type="float">
            <text:p>14.67453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6.86519" calcext:value-type="float">
            <text:p>16.865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65.13962" calcext:value-type="float">
            <text:p>65.13962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20.00891" calcext:value-type="float">
            <text:p>20.00891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4.66813" calcext:value-type="float">
            <text:p>14.66813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6.82056" calcext:value-type="float">
            <text:p>16.820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.5</text:p>
          </table:table-cell>
          <table:table-cell office:value-type="float" office:value="76.85982" calcext:value-type="float">
            <text:p>76.85982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20.76148" calcext:value-type="float">
            <text:p>20.76148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4.81523" calcext:value-type="float">
            <text:p>14.81523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6.80733" calcext:value-type="float">
            <text:p>16.807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5" calcext:value-type="float">
            <text:p>17.5</text:p>
          </table:table-cell>
          <table:table-cell office:value-type="float" office:value="103.0904" calcext:value-type="float">
            <text:p>103.0904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20.6264" calcext:value-type="float">
            <text:p>20.6264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4.85395" calcext:value-type="float">
            <text:p>14.85395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7.06413" calcext:value-type="float">
            <text:p>17.064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office:value-type="float" office:value="161.3371" calcext:value-type="float">
            <text:p>161.337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20.69758" calcext:value-type="float">
            <text:p>20.69758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4.84291" calcext:value-type="float">
            <text:p>14.8429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7.03512" calcext:value-type="float">
            <text:p>17.035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1.24989" calcext:value-type="float">
            <text:p>21.24989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4.93996" calcext:value-type="float">
            <text:p>14.93996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7.13066" calcext:value-type="float">
            <text:p>17.130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1.16686" calcext:value-type="float">
            <text:p>21.16686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14.82118" calcext:value-type="float">
            <text:p>14.82118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17.29459" calcext:value-type="float">
            <text:p>17.294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1.47338" calcext:value-type="float">
            <text:p>21.47338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15.15198" calcext:value-type="float">
            <text:p>15.15198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17.21837" calcext:value-type="float">
            <text:p>17.218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1.29995" calcext:value-type="float">
            <text:p>21.29995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14.9858" calcext:value-type="float">
            <text:p>14.9858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17.41828" calcext:value-type="float">
            <text:p>17.418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21.85381" calcext:value-type="float">
            <text:p>21.85381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15.21235" calcext:value-type="float">
            <text:p>15.21235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17.58931" calcext:value-type="float">
            <text:p>17.589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22.03543" calcext:value-type="float">
            <text:p>22.03543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15.02732" calcext:value-type="float">
            <text:p>15.02732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17.55194" calcext:value-type="float">
            <text:p>17.551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22.15786" calcext:value-type="float">
            <text:p>22.15786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15.22514" calcext:value-type="float">
            <text:p>15.22514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17.74727" calcext:value-type="float">
            <text:p>17.747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22.4202" calcext:value-type="float">
            <text:p>22.4202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15.29374" calcext:value-type="float">
            <text:p>15.29374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17.8037" calcext:value-type="float">
            <text:p>17.80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2.63652" calcext:value-type="float">
            <text:p>22.6365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15.3302" calcext:value-type="float">
            <text:p>15.330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18.06729" calcext:value-type="float">
            <text:p>18.067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22.7762" calcext:value-type="float">
            <text:p>22.7762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15.42405" calcext:value-type="float">
            <text:p>15.42405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17.97263" calcext:value-type="float">
            <text:p>17.972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23.39113" calcext:value-type="float">
            <text:p>23.39113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15.43833" calcext:value-type="float">
            <text:p>15.43833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18.09507" calcext:value-type="float">
            <text:p>18.095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23.3824" calcext:value-type="float">
            <text:p>23.3824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15.49408" calcext:value-type="float">
            <text:p>15.49408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18.32811" calcext:value-type="float">
            <text:p>18.328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24.05374" calcext:value-type="float">
            <text:p>24.05374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15.6112" calcext:value-type="float">
            <text:p>15.6112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18.21776" calcext:value-type="float">
            <text:p>18.217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24.04509" calcext:value-type="float">
            <text:p>24.04509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15.48556" calcext:value-type="float">
            <text:p>15.48556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18.38547" calcext:value-type="float">
            <text:p>18.385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24.45073" calcext:value-type="float">
            <text:p>24.45073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15.73903" calcext:value-type="float">
            <text:p>15.73903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18.626" calcext:value-type="float">
            <text:p>18.6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25.07408" calcext:value-type="float">
            <text:p>25.07408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15.77288" calcext:value-type="float">
            <text:p>15.77288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18.6966" calcext:value-type="float">
            <text:p>18.69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25.38702" calcext:value-type="float">
            <text:p>25.38702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5.87635" calcext:value-type="float">
            <text:p>15.87635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2438" calcext:value-type="float">
            <text:p>18.824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25.60786" calcext:value-type="float">
            <text:p>25.60786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15.89514" calcext:value-type="float">
            <text:p>15.89514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19.11744" calcext:value-type="float">
            <text:p>19.117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25.88129" calcext:value-type="float">
            <text:p>25.88129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15.95722" calcext:value-type="float">
            <text:p>15.95722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19.09816" calcext:value-type="float">
            <text:p>19.098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26.40088" calcext:value-type="float">
            <text:p>26.40088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15.92591" calcext:value-type="float">
            <text:p>15.92591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19.24405" calcext:value-type="float">
            <text:p>19.244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27.0537" calcext:value-type="float">
            <text:p>27.0537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16.07253" calcext:value-type="float">
            <text:p>16.07253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19.40528" calcext:value-type="float">
            <text:p>19.405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7.2259" calcext:value-type="float">
            <text:p>27.2259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16.18816" calcext:value-type="float">
            <text:p>16.18816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19.75675" calcext:value-type="float">
            <text:p>19.756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28.03206" calcext:value-type="float">
            <text:p>28.03206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16.19991" calcext:value-type="float">
            <text:p>16.19991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19.51538" calcext:value-type="float">
            <text:p>19.515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28.71887" calcext:value-type="float">
            <text:p>28.71887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16.28211" calcext:value-type="float">
            <text:p>16.28211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19.85375" calcext:value-type="float">
            <text:p>19.853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28.91015" calcext:value-type="float">
            <text:p>28.91015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16.24854" calcext:value-type="float">
            <text:p>16.24854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20.09925" calcext:value-type="float">
            <text:p>20.099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29.92407" calcext:value-type="float">
            <text:p>29.92407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16.59908" calcext:value-type="float">
            <text:p>16.59908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20.12367" calcext:value-type="float">
            <text:p>20.123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30.48984" calcext:value-type="float">
            <text:p>30.48984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16.4713" calcext:value-type="float">
            <text:p>16.4713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20.31487" calcext:value-type="float">
            <text:p>20.314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31.45664" calcext:value-type="float">
            <text:p>31.45664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16.71095" calcext:value-type="float">
            <text:p>16.71095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20.86716" calcext:value-type="float">
            <text:p>20.867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31.82498" calcext:value-type="float">
            <text:p>31.82498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16.5266" calcext:value-type="float">
            <text:p>16.5266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20.53292" calcext:value-type="float">
            <text:p>20.532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.5" calcext:value-type="float">
            <text:p>4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32.81156" calcext:value-type="float">
            <text:p>32.81156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16.76547" calcext:value-type="float">
            <text:p>16.76547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20.95555" calcext:value-type="float">
            <text:p>20.955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33.88108" calcext:value-type="float">
            <text:p>33.88108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16.86238" calcext:value-type="float">
            <text:p>16.86238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21.09897" calcext:value-type="float">
            <text:p>21.098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35.0067" calcext:value-type="float">
            <text:p>35.0067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16.90461" calcext:value-type="float">
            <text:p>16.90461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21.26541" calcext:value-type="float">
            <text:p>21.265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36.32955" calcext:value-type="float">
            <text:p>36.32955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16.94578" calcext:value-type="float">
            <text:p>16.94578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21.58819" calcext:value-type="float">
            <text:p>21.588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37.38165" calcext:value-type="float">
            <text:p>37.38165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17.20755" calcext:value-type="float">
            <text:p>17.20755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21.46275" calcext:value-type="float">
            <text:p>21.462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39.29396" calcext:value-type="float">
            <text:p>39.29396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17.25027" calcext:value-type="float">
            <text:p>17.25027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21.76436" calcext:value-type="float">
            <text:p>21.764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41.02763" calcext:value-type="float">
            <text:p>41.02763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17.19141" calcext:value-type="float">
            <text:p>17.19141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22.02538" calcext:value-type="float">
            <text:p>22.025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43.24355" calcext:value-type="float">
            <text:p>43.24355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17.1865" calcext:value-type="float">
            <text:p>17.1865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22.27564" calcext:value-type="float">
            <text:p>22.275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45.82347" calcext:value-type="float">
            <text:p>45.82347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17.56008" calcext:value-type="float">
            <text:p>17.56008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22.33473" calcext:value-type="float">
            <text:p>22.334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49.12301" calcext:value-type="float">
            <text:p>49.12301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17.47146" calcext:value-type="float">
            <text:p>17.47146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22.65105" calcext:value-type="float">
            <text:p>22.651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53.2893" calcext:value-type="float">
            <text:p>53.2893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17.72922" calcext:value-type="float">
            <text:p>17.72922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23.07283" calcext:value-type="float">
            <text:p>23.072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58.59541" calcext:value-type="float">
            <text:p>58.59541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17.76935" calcext:value-type="float">
            <text:p>17.76935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23.49133" calcext:value-type="float">
            <text:p>23.491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66.80161" calcext:value-type="float">
            <text:p>66.80161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17.79814" calcext:value-type="float">
            <text:p>17.79814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23.42103" calcext:value-type="float">
            <text:p>23.421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80.63627" calcext:value-type="float">
            <text:p>80.63627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17.97711" calcext:value-type="float">
            <text:p>17.97711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23.91904" calcext:value-type="float">
            <text:p>23.919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114.8114" calcext:value-type="float">
            <text:p>114.8114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17.98522" calcext:value-type="float">
            <text:p>17.98522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24.23909" calcext:value-type="float">
            <text:p>24.239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132.2403" calcext:value-type="float">
            <text:p>132.2403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18.16545" calcext:value-type="float">
            <text:p>18.16545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24.71103" calcext:value-type="float">
            <text:p>24.711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.2308246" calcext:value-type="float">
            <text:p>0.2308246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18.2081" calcext:value-type="float">
            <text:p>18.2081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25.0522" calcext:value-type="float">
            <text:p>25.05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.000001269569" calcext:value-type="float">
            <text:p>1.269569E-06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18.44614" calcext:value-type="float">
            <text:p>18.44614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25.49924" calcext:value-type="float">
            <text:p>25.499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.00000493849" calcext:value-type="float">
            <text:p>4.93849E-06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18.34729" calcext:value-type="float">
            <text:p>18.34729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25.67122" calcext:value-type="float">
            <text:p>25.671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.0000004564229" calcext:value-type="float">
            <text:p>4.564229E-07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18.66936" calcext:value-type="float">
            <text:p>18.66936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26.34671" calcext:value-type="float">
            <text:p>26.346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.000002070289" calcext:value-type="float">
            <text:p>2.070289E-06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18.84843" calcext:value-type="float">
            <text:p>18.84843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26.45699" calcext:value-type="float">
            <text:p>26.456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18.88362" calcext:value-type="float">
            <text:p>18.88362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26.8085" calcext:value-type="float">
            <text:p>26.80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19.04409" calcext:value-type="float">
            <text:p>19.04409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27.51748" calcext:value-type="float">
            <text:p>27.517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19.18069" calcext:value-type="float">
            <text:p>19.18069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28.23076" calcext:value-type="float">
            <text:p>28.230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19.32962" calcext:value-type="float">
            <text:p>19.32962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28.79624" calcext:value-type="float">
            <text:p>28.796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19.36374" calcext:value-type="float">
            <text:p>19.36374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29.03036" calcext:value-type="float">
            <text:p>29.030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19.69366" calcext:value-type="float">
            <text:p>19.69366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30.09637" calcext:value-type="float">
            <text:p>30.096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19.69484" calcext:value-type="float">
            <text:p>19.69484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30.6342" calcext:value-type="float">
            <text:p>30.63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19.77501" calcext:value-type="float">
            <text:p>19.77501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31.52501" calcext:value-type="float">
            <text:p>31.525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.000003898116" calcext:value-type="float">
            <text:p>3.898116E-06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20.08667" calcext:value-type="float">
            <text:p>20.08667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32.04888" calcext:value-type="float">
            <text:p>32.048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.0000001070467" calcext:value-type="float">
            <text:p>1.070467E-07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20.37146" calcext:value-type="float">
            <text:p>20.37146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33.0691" calcext:value-type="float">
            <text:p>33.06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.0000008323366" calcext:value-type="float">
            <text:p>8.323366E-07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20.44653" calcext:value-type="float">
            <text:p>20.44653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34.29688" calcext:value-type="float">
            <text:p>34.296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20.59786" calcext:value-type="float">
            <text:p>20.59786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35.56817" calcext:value-type="float">
            <text:p>35.568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20.66721" calcext:value-type="float">
            <text:p>20.66721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36.43757" calcext:value-type="float">
            <text:p>36.437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21.05503" calcext:value-type="float">
            <text:p>21.05503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37.93913" calcext:value-type="float">
            <text:p>37.939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21.15979" calcext:value-type="float">
            <text:p>21.15979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39.57433" calcext:value-type="float">
            <text:p>39.574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21.17019" calcext:value-type="float">
            <text:p>21.17019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41.80518" calcext:value-type="float">
            <text:p>41.805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21.84316" calcext:value-type="float">
            <text:p>21.84316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43.6924" calcext:value-type="float">
            <text:p>43.69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21.42965" calcext:value-type="float">
            <text:p>21.42965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46.65051" calcext:value-type="float">
            <text:p>46.650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21.76446" calcext:value-type="float">
            <text:p>21.76446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50.28747" calcext:value-type="float">
            <text:p>50.287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22.17304" calcext:value-type="float">
            <text:p>22.17304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54.07552" calcext:value-type="float">
            <text:p>54.075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22.12119" calcext:value-type="float">
            <text:p>22.12119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61.01743" calcext:value-type="float">
            <text:p>61.017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22.38803" calcext:value-type="float">
            <text:p>22.38803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69.71999" calcext:value-type="float">
            <text:p>69.719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22.856" calcext:value-type="float">
            <text:p>22.856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86.8705" calcext:value-type="float">
            <text:p>86.87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23.3424" calcext:value-type="float">
            <text:p>23.3424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138.3949" calcext:value-type="float">
            <text:p>138.39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23.17684" calcext:value-type="float">
            <text:p>23.17684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82.5178" calcext:value-type="float">
            <text:p>82.51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23.74607" calcext:value-type="float">
            <text:p>23.74607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.3153949" calcext:value-type="float">
            <text:p>0.31539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.0000005567599" calcext:value-type="float">
            <text:p>5.567599E-07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24.03281" calcext:value-type="float">
            <text:p>24.03281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.000002301609" calcext:value-type="float">
            <text:p>2.301609E-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24.40347" calcext:value-type="float">
            <text:p>24.40347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.000002275086" calcext:value-type="float">
            <text:p>2.275086E-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24.68784" calcext:value-type="float">
            <text:p>24.68784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.00000155977" calcext:value-type="float">
            <text:p>1.55977E-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25.26559" calcext:value-type="float">
            <text:p>25.26559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.00001179558" calcext:value-type="float">
            <text:p>1.179558E-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.000006585584" calcext:value-type="float">
            <text:p>6.585584E-06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25.30781" calcext:value-type="float">
            <text:p>25.3078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.000003353386" calcext:value-type="float">
            <text:p>3.353386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3:05:20.545850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30T13:05:40.617887479</dc:date>
    <meta:editing-duration>PT51M5S</meta:editing-duration>
    <meta:editing-cycles>3</meta:editing-cycles>
    <meta:generator>LibreOffice/6.4.7.2$Linux_X86_64 LibreOffice_project/40$Build-2</meta:generator>
    <meta:document-statistic meta:table-count="1" meta:cell-count="11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38cm" svg:height="12.698cm" xlink:href=".." xlink:type="simple" chart:class="chart:scatter" chart:style-name="ch1">
        <chart:title svg:x="6.875cm" svg:y="0.389cm" chart:style-name="ch2">
          <text:p>Edep (MeV/mm) of Ion C12 along 10cm water</text:p>
        </chart:title>
        <chart:legend chart:legend-position="end" svg:x="20.324cm" svg:y="5.054cm" style:legend-expansion="high" chart:style-name="ch3"/>
        <chart:plot-area chart:style-name="ch4" table:cell-range-address="ionC12_1GeV.B5:ionC12_1GeV.C104 ionC12_1GeV.B3:ionC12_1GeV.B3 ionC12_1GeV.N3:ionC12_1GeV.N3 ionC12_1GeV.O5:ionC12_1GeV.O104 ionC12_1GeV.K3:ionC12_1GeV.K3 ionC12_1GeV.L5:ionC12_1GeV.L104 ionC12_1GeV.E3:ionC12_1GeV.E3 ionC12_1GeV.F5:ionC12_1GeV.F104 ionC12_1GeV.H3:ionC12_1GeV.H3 ionC12_1GeV.I5:ionC12_1GeV.I104" chart:data-source-has-labels="row" svg:x="1.469cm" svg:y="1.421cm" svg:width="18.397cm" svg:height="10.043cm">
          <chartooo:coordinate-region svg:x="2.09cm" svg:y="1.621cm" svg:width="17.31cm" svg:height="9.196cm"/>
          <chart:axis chart:dimension="x" chart:name="primary-x" chart:style-name="ch5">
            <chart:title svg:x="9.763cm" svg:y="11.717cm" chart:style-name="ch6">
              <text:p>Depth (mm)</text:p>
            </chart:title>
          </chart:axis>
          <chart:axis chart:dimension="y" chart:name="primary-y" chart:style-name="ch5">
            <chart:title svg:x="0.451cm" svg:y="7.663cm" chart:style-name="ch7">
              <text:p>Edep (MeV/mm)</text:p>
            </chart:title>
            <chart:grid chart:style-name="ch8" chart:class="major"/>
          </chart:axis>
          <chart:series chart:style-name="ch9" chart:values-cell-range-address="ionC12_1GeV.C5:ionC12_1GeV.C104" chart:label-cell-address="ionC12_1GeV.B3:ionC12_1GeV.B3" chart:class="chart:scatter">
            <chart:domain table:cell-range-address="ionC12_1GeV.B5:ionC12_1GeV.B104"/>
            <chart:data-point chart:repeated="100"/>
          </chart:series>
          <chart:series chart:style-name="ch10" chart:values-cell-range-address="ionC12_1GeV.O5:ionC12_1GeV.O104" chart:label-cell-address="ionC12_1GeV.N3:ionC12_1GeV.N3" chart:class="chart:scatter">
            <chart:domain table:cell-range-address="ionC12_1GeV.N5:ionC12_1GeV.N104"/>
            <chart:data-point chart:repeated="100"/>
          </chart:series>
          <chart:series chart:style-name="ch11" chart:values-cell-range-address="ionC12_1GeV.L5:ionC12_1GeV.L104" chart:label-cell-address="ionC12_1GeV.K3:ionC12_1GeV.K3" chart:class="chart:scatter">
            <chart:domain table:cell-range-address="ionC12_1GeV.K5:ionC12_1GeV.K104"/>
            <chart:data-point chart:repeated="100"/>
          </chart:series>
          <chart:series chart:style-name="ch12" chart:values-cell-range-address="ionC12_1GeV.F5:ionC12_1GeV.F104" chart:label-cell-address="ionC12_1GeV.E3:ionC12_1GeV.E3" chart:class="chart:scatter">
            <chart:domain table:cell-range-address="ionC12_1GeV.E5:ionC12_1GeV.E104"/>
            <chart:data-point chart:repeated="100"/>
          </chart:series>
          <chart:series chart:style-name="ch13" chart:values-cell-range-address="ionC12_1GeV.I5:ionC12_1GeV.I104" chart:label-cell-address="ionC12_1GeV.H3:ionC12_1GeV.H3" chart:class="chart:scatter">
            <chart:domain table:cell-range-address="ionC12_1GeV.H5:ionC12_1GeV.H104"/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GeV</text:p>
                <draw:g>
                  <svg:desc>ionC12_1GeV.B3:ionC12_1GeV.B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2.5 GeV</text:p>
                <draw:g>
                  <svg:desc>ionC12_1GeV.N3:ionC12_1GeV.N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0.5 GeV</text:p>
                <draw:g>
                  <svg:desc>ionC12_1GeV.K3:ionC12_1GeV.K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2 GeV</text:p>
                <draw:g>
                  <svg:desc>ionC12_1GeV.E3:ionC12_1GeV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3 GeV</text:p>
                <draw:g>
                  <svg:desc>ionC12_1GeV.H3:ionC12_1GeV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ionC12_1GeV.B5:ionC12_1GeV.B104</svg:desc>
                </draw:g>
              </table:table-cell>
              <table:table-cell office:value-type="float" office:value="30.3212">
                <text:p>30.3212</text:p>
                <draw:g>
                  <svg:desc>ionC12_1GeV.C5:ionC12_1GeV.C104</svg:desc>
                </draw:g>
              </table:table-cell>
              <table:table-cell office:value-type="float" office:value="0.5">
                <text:p>0.5</text:p>
                <draw:g>
                  <svg:desc>ionC12_1GeV.N5:ionC12_1GeV.N104</svg:desc>
                </draw:g>
              </table:table-cell>
              <table:table-cell office:value-type="float" office:value="15.62905">
                <text:p>15.62905</text:p>
                <draw:g>
                  <svg:desc>ionC12_1GeV.O5:ionC12_1GeV.O104</svg:desc>
                </draw:g>
              </table:table-cell>
              <table:table-cell office:value-type="float" office:value="0.5">
                <text:p>0.5</text:p>
                <draw:g>
                  <svg:desc>ionC12_1GeV.K5:ionC12_1GeV.K104</svg:desc>
                </draw:g>
              </table:table-cell>
              <table:table-cell office:value-type="float" office:value="53.96905">
                <text:p>53.96905</text:p>
                <draw:g>
                  <svg:desc>ionC12_1GeV.L5:ionC12_1GeV.L104</svg:desc>
                </draw:g>
              </table:table-cell>
              <table:table-cell office:value-type="float" office:value="0.5">
                <text:p>0.5</text:p>
                <draw:g>
                  <svg:desc>ionC12_1GeV.E5:ionC12_1GeV.E104</svg:desc>
                </draw:g>
              </table:table-cell>
              <table:table-cell office:value-type="float" office:value="18.18134">
                <text:p>18.18134</text:p>
                <draw:g>
                  <svg:desc>ionC12_1GeV.F5:ionC12_1GeV.F104</svg:desc>
                </draw:g>
              </table:table-cell>
              <table:table-cell office:value-type="float" office:value="0.5">
                <text:p>0.5</text:p>
                <draw:g>
                  <svg:desc>ionC12_1GeV.H5:ionC12_1GeV.H104</svg:desc>
                </draw:g>
              </table:table-cell>
              <table:table-cell office:value-type="float" office:value="13.83716">
                <text:p>13.83716</text:p>
                <draw:g>
                  <svg:desc>ionC12_1GeV.I5:ionC12_1GeV.I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1.03566">
                <text:p>31.03566</text:p>
              </table:table-cell>
              <table:table-cell office:value-type="float" office:value="1.5">
                <text:p>1.5</text:p>
              </table:table-cell>
              <table:table-cell office:value-type="float" office:value="15.84468">
                <text:p>15.84468</text:p>
              </table:table-cell>
              <table:table-cell office:value-type="float" office:value="1.5">
                <text:p>1.5</text:p>
              </table:table-cell>
              <table:table-cell office:value-type="float" office:value="59.31964">
                <text:p>59.31964</text:p>
              </table:table-cell>
              <table:table-cell office:value-type="float" office:value="1.5">
                <text:p>1.5</text:p>
              </table:table-cell>
              <table:table-cell office:value-type="float" office:value="18.27726">
                <text:p>18.27726</text:p>
              </table:table-cell>
              <table:table-cell office:value-type="float" office:value="1.5">
                <text:p>1.5</text:p>
              </table:table-cell>
              <table:table-cell office:value-type="float" office:value="14.1505">
                <text:p>14.1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31.81475">
                <text:p>31.81475</text:p>
              </table:table-cell>
              <table:table-cell office:value-type="float" office:value="2.5">
                <text:p>2.5</text:p>
              </table:table-cell>
              <table:table-cell office:value-type="float" office:value="15.71958">
                <text:p>15.71958</text:p>
              </table:table-cell>
              <table:table-cell office:value-type="float" office:value="2.5">
                <text:p>2.5</text:p>
              </table:table-cell>
              <table:table-cell office:value-type="float" office:value="68.25094">
                <text:p>68.25094</text:p>
              </table:table-cell>
              <table:table-cell office:value-type="float" office:value="2.5">
                <text:p>2.5</text:p>
              </table:table-cell>
              <table:table-cell office:value-type="float" office:value="18.60519">
                <text:p>18.60519</text:p>
              </table:table-cell>
              <table:table-cell office:value-type="float" office:value="2.5">
                <text:p>2.5</text:p>
              </table:table-cell>
              <table:table-cell office:value-type="float" office:value="14.13403">
                <text:p>14.13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32.68543">
                <text:p>32.68543</text:p>
              </table:table-cell>
              <table:table-cell office:value-type="float" office:value="3.5">
                <text:p>3.5</text:p>
              </table:table-cell>
              <table:table-cell office:value-type="float" office:value="15.93868">
                <text:p>15.93868</text:p>
              </table:table-cell>
              <table:table-cell office:value-type="float" office:value="3.5">
                <text:p>3.5</text:p>
              </table:table-cell>
              <table:table-cell office:value-type="float" office:value="83.13415">
                <text:p>83.13415</text:p>
              </table:table-cell>
              <table:table-cell office:value-type="float" office:value="3.5">
                <text:p>3.5</text:p>
              </table:table-cell>
              <table:table-cell office:value-type="float" office:value="18.442">
                <text:p>18.442</text:p>
              </table:table-cell>
              <table:table-cell office:value-type="float" office:value="3.5">
                <text:p>3.5</text:p>
              </table:table-cell>
              <table:table-cell office:value-type="float" office:value="14.25649">
                <text:p>14.25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33.67367">
                <text:p>33.67367</text:p>
              </table:table-cell>
              <table:table-cell office:value-type="float" office:value="4.5">
                <text:p>4.5</text:p>
              </table:table-cell>
              <table:table-cell office:value-type="float" office:value="16.04022">
                <text:p>16.04022</text:p>
              </table:table-cell>
              <table:table-cell office:value-type="float" office:value="4.5">
                <text:p>4.5</text:p>
              </table:table-cell>
              <table:table-cell office:value-type="float" office:value="121.0756">
                <text:p>121.0756</text:p>
              </table:table-cell>
              <table:table-cell office:value-type="float" office:value="4.5">
                <text:p>4.5</text:p>
              </table:table-cell>
              <table:table-cell office:value-type="float" office:value="18.70114">
                <text:p>18.70114</text:p>
              </table:table-cell>
              <table:table-cell office:value-type="float" office:value="4.5">
                <text:p>4.5</text:p>
              </table:table-cell>
              <table:table-cell office:value-type="float" office:value="14.3017">
                <text:p>14.3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34.77297">
                <text:p>34.77297</text:p>
              </table:table-cell>
              <table:table-cell office:value-type="float" office:value="5.5">
                <text:p>5.5</text:p>
              </table:table-cell>
              <table:table-cell office:value-type="float" office:value="15.9753">
                <text:p>15.9753</text:p>
              </table:table-cell>
              <table:table-cell office:value-type="float" office:value="5.5">
                <text:p>5.5</text:p>
              </table:table-cell>
              <table:table-cell office:value-type="float" office:value="114.2506">
                <text:p>114.2506</text:p>
              </table:table-cell>
              <table:table-cell office:value-type="float" office:value="5.5">
                <text:p>5.5</text:p>
              </table:table-cell>
              <table:table-cell office:value-type="float" office:value="18.77206">
                <text:p>18.77206</text:p>
              </table:table-cell>
              <table:table-cell office:value-type="float" office:value="5.5">
                <text:p>5.5</text:p>
              </table:table-cell>
              <table:table-cell office:value-type="float" office:value="14.28097">
                <text:p>14.28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35.99992">
                <text:p>35.99992</text:p>
              </table:table-cell>
              <table:table-cell office:value-type="float" office:value="6.5">
                <text:p>6.5</text:p>
              </table:table-cell>
              <table:table-cell office:value-type="float" office:value="16.21057">
                <text:p>16.21057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9.06468">
                <text:p>19.06468</text:p>
              </table:table-cell>
              <table:table-cell office:value-type="float" office:value="6.5">
                <text:p>6.5</text:p>
              </table:table-cell>
              <table:table-cell office:value-type="float" office:value="14.23037">
                <text:p>14.23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37.32712">
                <text:p>37.32712</text:p>
              </table:table-cell>
              <table:table-cell office:value-type="float" office:value="7.5">
                <text:p>7.5</text:p>
              </table:table-cell>
              <table:table-cell office:value-type="float" office:value="16.14032">
                <text:p>16.14032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8.91295">
                <text:p>18.91295</text:p>
              </table:table-cell>
              <table:table-cell office:value-type="float" office:value="7.5">
                <text:p>7.5</text:p>
              </table:table-cell>
              <table:table-cell office:value-type="float" office:value="14.46287">
                <text:p>14.46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38.84713">
                <text:p>38.84713</text:p>
              </table:table-cell>
              <table:table-cell office:value-type="float" office:value="8.5">
                <text:p>8.5</text:p>
              </table:table-cell>
              <table:table-cell office:value-type="float" office:value="16.19306">
                <text:p>16.1930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19.32131">
                <text:p>19.32131</text:p>
              </table:table-cell>
              <table:table-cell office:value-type="float" office:value="8.5">
                <text:p>8.5</text:p>
              </table:table-cell>
              <table:table-cell office:value-type="float" office:value="14.29639">
                <text:p>14.29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40.65674">
                <text:p>40.65674</text:p>
              </table:table-cell>
              <table:table-cell office:value-type="float" office:value="9.5">
                <text:p>9.5</text:p>
              </table:table-cell>
              <table:table-cell office:value-type="float" office:value="16.50903">
                <text:p>16.50903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19.34085">
                <text:p>19.34085</text:p>
              </table:table-cell>
              <table:table-cell office:value-type="float" office:value="9.5">
                <text:p>9.5</text:p>
              </table:table-cell>
              <table:table-cell office:value-type="float" office:value="14.53767">
                <text:p>14.53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42.84725">
                <text:p>42.84725</text:p>
              </table:table-cell>
              <table:table-cell office:value-type="float" office:value="10.5">
                <text:p>10.5</text:p>
              </table:table-cell>
              <table:table-cell office:value-type="float" office:value="16.53584">
                <text:p>16.53584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  <table:table-cell office:value-type="float" office:value="19.53191">
                <text:p>19.53191</text:p>
              </table:table-cell>
              <table:table-cell office:value-type="float" office:value="10.5">
                <text:p>10.5</text:p>
              </table:table-cell>
              <table:table-cell office:value-type="float" office:value="14.4241">
                <text:p>14.42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">
                <text:p>11.5</text:p>
              </table:table-cell>
              <table:table-cell office:value-type="float" office:value="45.43419">
                <text:p>45.43419</text:p>
              </table:table-cell>
              <table:table-cell office:value-type="float" office:value="11.5">
                <text:p>11.5</text:p>
              </table:table-cell>
              <table:table-cell office:value-type="float" office:value="16.42476">
                <text:p>16.4247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11.5">
                <text:p>11.5</text:p>
              </table:table-cell>
              <table:table-cell office:value-type="float" office:value="19.7274">
                <text:p>19.7274</text:p>
              </table:table-cell>
              <table:table-cell office:value-type="float" office:value="11.5">
                <text:p>11.5</text:p>
              </table:table-cell>
              <table:table-cell office:value-type="float" office:value="14.48217">
                <text:p>14.48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5">
                <text:p>12.5</text:p>
              </table:table-cell>
              <table:table-cell office:value-type="float" office:value="48.19757">
                <text:p>48.19757</text:p>
              </table:table-cell>
              <table:table-cell office:value-type="float" office:value="12.5">
                <text:p>12.5</text:p>
              </table:table-cell>
              <table:table-cell office:value-type="float" office:value="16.48151">
                <text:p>16.48151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19.67805">
                <text:p>19.67805</text:p>
              </table:table-cell>
              <table:table-cell office:value-type="float" office:value="12.5">
                <text:p>12.5</text:p>
              </table:table-cell>
              <table:table-cell office:value-type="float" office:value="14.66285">
                <text:p>14.66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">
                <text:p>13.5</text:p>
              </table:table-cell>
              <table:table-cell office:value-type="float" office:value="52.6812">
                <text:p>52.6812</text:p>
              </table:table-cell>
              <table:table-cell office:value-type="float" office:value="13.5">
                <text:p>13.5</text:p>
              </table:table-cell>
              <table:table-cell office:value-type="float" office:value="16.64004">
                <text:p>16.64004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20.23877">
                <text:p>20.23877</text:p>
              </table:table-cell>
              <table:table-cell office:value-type="float" office:value="13.5">
                <text:p>13.5</text:p>
              </table:table-cell>
              <table:table-cell office:value-type="float" office:value="14.56243">
                <text:p>14.56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5">
                <text:p>14.5</text:p>
              </table:table-cell>
              <table:table-cell office:value-type="float" office:value="57.27821">
                <text:p>57.27821</text:p>
              </table:table-cell>
              <table:table-cell office:value-type="float" office:value="14.5">
                <text:p>14.5</text:p>
              </table:table-cell>
              <table:table-cell office:value-type="float" office:value="16.86519">
                <text:p>16.86519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  <table:table-cell office:value-type="float" office:value="20.20233">
                <text:p>20.20233</text:p>
              </table:table-cell>
              <table:table-cell office:value-type="float" office:value="14.5">
                <text:p>14.5</text:p>
              </table:table-cell>
              <table:table-cell office:value-type="float" office:value="14.67453">
                <text:p>14.67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5">
                <text:p>15.5</text:p>
              </table:table-cell>
              <table:table-cell office:value-type="float" office:value="65.13962">
                <text:p>65.13962</text:p>
              </table:table-cell>
              <table:table-cell office:value-type="float" office:value="15.5">
                <text:p>15.5</text:p>
              </table:table-cell>
              <table:table-cell office:value-type="float" office:value="16.82056">
                <text:p>16.82056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0.00891">
                <text:p>20.00891</text:p>
              </table:table-cell>
              <table:table-cell office:value-type="float" office:value="15.5">
                <text:p>15.5</text:p>
              </table:table-cell>
              <table:table-cell office:value-type="float" office:value="14.66813">
                <text:p>14.668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5">
                <text:p>16.5</text:p>
              </table:table-cell>
              <table:table-cell office:value-type="float" office:value="76.85982">
                <text:p>76.85982</text:p>
              </table:table-cell>
              <table:table-cell office:value-type="float" office:value="16.5">
                <text:p>16.5</text:p>
              </table:table-cell>
              <table:table-cell office:value-type="float" office:value="16.80733">
                <text:p>16.80733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  <table:table-cell office:value-type="float" office:value="16.5">
                <text:p>16.5</text:p>
              </table:table-cell>
              <table:table-cell office:value-type="float" office:value="20.76148">
                <text:p>20.76148</text:p>
              </table:table-cell>
              <table:table-cell office:value-type="float" office:value="16.5">
                <text:p>16.5</text:p>
              </table:table-cell>
              <table:table-cell office:value-type="float" office:value="14.81523">
                <text:p>14.81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5">
                <text:p>17.5</text:p>
              </table:table-cell>
              <table:table-cell office:value-type="float" office:value="103.0904">
                <text:p>103.0904</text:p>
              </table:table-cell>
              <table:table-cell office:value-type="float" office:value="17.5">
                <text:p>17.5</text:p>
              </table:table-cell>
              <table:table-cell office:value-type="float" office:value="17.06413">
                <text:p>17.06413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20.6264">
                <text:p>20.6264</text:p>
              </table:table-cell>
              <table:table-cell office:value-type="float" office:value="17.5">
                <text:p>17.5</text:p>
              </table:table-cell>
              <table:table-cell office:value-type="float" office:value="14.85395">
                <text:p>14.85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5">
                <text:p>18.5</text:p>
              </table:table-cell>
              <table:table-cell office:value-type="float" office:value="161.3371">
                <text:p>161.3371</text:p>
              </table:table-cell>
              <table:table-cell office:value-type="float" office:value="18.5">
                <text:p>18.5</text:p>
              </table:table-cell>
              <table:table-cell office:value-type="float" office:value="17.03512">
                <text:p>17.03512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  <table:table-cell office:value-type="float" office:value="18.5">
                <text:p>18.5</text:p>
              </table:table-cell>
              <table:table-cell office:value-type="float" office:value="20.69758">
                <text:p>20.69758</text:p>
              </table:table-cell>
              <table:table-cell office:value-type="float" office:value="18.5">
                <text:p>18.5</text:p>
              </table:table-cell>
              <table:table-cell office:value-type="float" office:value="14.84291">
                <text:p>14.84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  <table:table-cell office:value-type="float" office:value="19.5">
                <text:p>19.5</text:p>
              </table:table-cell>
              <table:table-cell office:value-type="float" office:value="17.13066">
                <text:p>17.13066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  <table:table-cell office:value-type="float" office:value="19.5">
                <text:p>19.5</text:p>
              </table:table-cell>
              <table:table-cell office:value-type="float" office:value="21.24989">
                <text:p>21.24989</text:p>
              </table:table-cell>
              <table:table-cell office:value-type="float" office:value="19.5">
                <text:p>19.5</text:p>
              </table:table-cell>
              <table:table-cell office:value-type="float" office:value="14.93996">
                <text:p>14.93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  <table:table-cell office:value-type="float" office:value="20.5">
                <text:p>20.5</text:p>
              </table:table-cell>
              <table:table-cell office:value-type="float" office:value="17.29459">
                <text:p>17.29459</text:p>
              </table:table-cell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  <table:table-cell office:value-type="float" office:value="20.5">
                <text:p>20.5</text:p>
              </table:table-cell>
              <table:table-cell office:value-type="float" office:value="21.16686">
                <text:p>21.16686</text:p>
              </table:table-cell>
              <table:table-cell office:value-type="float" office:value="20.5">
                <text:p>20.5</text:p>
              </table:table-cell>
              <table:table-cell office:value-type="float" office:value="14.82118">
                <text:p>14.82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5">
                <text:p>21.5</text:p>
              </table:table-cell>
              <table:table-cell office:value-type="float" office:value="0">
                <text:p>0</text:p>
              </table:table-cell>
              <table:table-cell office:value-type="float" office:value="21.5">
                <text:p>21.5</text:p>
              </table:table-cell>
              <table:table-cell office:value-type="float" office:value="17.21837">
                <text:p>17.21837</text:p>
              </table:table-cell>
              <table:table-cell office:value-type="float" office:value="21.5">
                <text:p>21.5</text:p>
              </table:table-cell>
              <table:table-cell office:value-type="float" office:value="0">
                <text:p>0</text:p>
              </table:table-cell>
              <table:table-cell office:value-type="float" office:value="21.5">
                <text:p>21.5</text:p>
              </table:table-cell>
              <table:table-cell office:value-type="float" office:value="21.47338">
                <text:p>21.47338</text:p>
              </table:table-cell>
              <table:table-cell office:value-type="float" office:value="21.5">
                <text:p>21.5</text:p>
              </table:table-cell>
              <table:table-cell office:value-type="float" office:value="15.15198">
                <text:p>15.15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17.41828">
                <text:p>17.41828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21.29995">
                <text:p>21.29995</text:p>
              </table:table-cell>
              <table:table-cell office:value-type="float" office:value="22.5">
                <text:p>22.5</text:p>
              </table:table-cell>
              <table:table-cell office:value-type="float" office:value="14.9858">
                <text:p>14.9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23.5">
                <text:p>23.5</text:p>
              </table:table-cell>
              <table:table-cell office:value-type="float" office:value="17.58931">
                <text:p>17.58931</text:p>
              </table:table-cell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23.5">
                <text:p>23.5</text:p>
              </table:table-cell>
              <table:table-cell office:value-type="float" office:value="21.85381">
                <text:p>21.85381</text:p>
              </table:table-cell>
              <table:table-cell office:value-type="float" office:value="23.5">
                <text:p>23.5</text:p>
              </table:table-cell>
              <table:table-cell office:value-type="float" office:value="15.21235">
                <text:p>15.212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24.5">
                <text:p>24.5</text:p>
              </table:table-cell>
              <table:table-cell office:value-type="float" office:value="17.55194">
                <text:p>17.55194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24.5">
                <text:p>24.5</text:p>
              </table:table-cell>
              <table:table-cell office:value-type="float" office:value="22.03543">
                <text:p>22.03543</text:p>
              </table:table-cell>
              <table:table-cell office:value-type="float" office:value="24.5">
                <text:p>24.5</text:p>
              </table:table-cell>
              <table:table-cell office:value-type="float" office:value="15.02732">
                <text:p>15.027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  <table:table-cell office:value-type="float" office:value="17.74727">
                <text:p>17.74727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  <table:table-cell office:value-type="float" office:value="22.15786">
                <text:p>22.15786</text:p>
              </table:table-cell>
              <table:table-cell office:value-type="float" office:value="25.5">
                <text:p>25.5</text:p>
              </table:table-cell>
              <table:table-cell office:value-type="float" office:value="15.22514">
                <text:p>15.225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17.8037">
                <text:p>17.8037</text:p>
              </table:table-cell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22.4202">
                <text:p>22.4202</text:p>
              </table:table-cell>
              <table:table-cell office:value-type="float" office:value="26.5">
                <text:p>26.5</text:p>
              </table:table-cell>
              <table:table-cell office:value-type="float" office:value="15.29374">
                <text:p>15.29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18.06729">
                <text:p>18.06729</text:p>
              </table:table-cell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22.63652">
                <text:p>22.63652</text:p>
              </table:table-cell>
              <table:table-cell office:value-type="float" office:value="27.5">
                <text:p>27.5</text:p>
              </table:table-cell>
              <table:table-cell office:value-type="float" office:value="15.3302">
                <text:p>15.33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">
                <text:p>28.5</text:p>
              </table:table-cell>
              <table:table-cell office:value-type="float" office:value="0">
                <text:p>0</text:p>
              </table:table-cell>
              <table:table-cell office:value-type="float" office:value="28.5">
                <text:p>28.5</text:p>
              </table:table-cell>
              <table:table-cell office:value-type="float" office:value="17.97263">
                <text:p>17.97263</text:p>
              </table:table-cell>
              <table:table-cell office:value-type="float" office:value="28.5">
                <text:p>28.5</text:p>
              </table:table-cell>
              <table:table-cell office:value-type="float" office:value="0">
                <text:p>0</text:p>
              </table:table-cell>
              <table:table-cell office:value-type="float" office:value="28.5">
                <text:p>28.5</text:p>
              </table:table-cell>
              <table:table-cell office:value-type="float" office:value="22.7762">
                <text:p>22.7762</text:p>
              </table:table-cell>
              <table:table-cell office:value-type="float" office:value="28.5">
                <text:p>28.5</text:p>
              </table:table-cell>
              <table:table-cell office:value-type="float" office:value="15.42405">
                <text:p>15.424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18.09507">
                <text:p>18.09507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23.39113">
                <text:p>23.39113</text:p>
              </table:table-cell>
              <table:table-cell office:value-type="float" office:value="29.5">
                <text:p>29.5</text:p>
              </table:table-cell>
              <table:table-cell office:value-type="float" office:value="15.43833">
                <text:p>15.43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5">
                <text:p>30.5</text:p>
              </table:table-cell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  <table:table-cell office:value-type="float" office:value="18.32811">
                <text:p>18.32811</text:p>
              </table:table-cell>
              <table:table-cell office:value-type="float" office:value="30.5">
                <text:p>30.5</text:p>
              </table:table-cell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  <table:table-cell office:value-type="float" office:value="23.3824">
                <text:p>23.3824</text:p>
              </table:table-cell>
              <table:table-cell office:value-type="float" office:value="30.5">
                <text:p>30.5</text:p>
              </table:table-cell>
              <table:table-cell office:value-type="float" office:value="15.49408">
                <text:p>15.494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31.5">
                <text:p>31.5</text:p>
              </table:table-cell>
              <table:table-cell office:value-type="float" office:value="18.21776">
                <text:p>18.21776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31.5">
                <text:p>31.5</text:p>
              </table:table-cell>
              <table:table-cell office:value-type="float" office:value="24.05374">
                <text:p>24.05374</text:p>
              </table:table-cell>
              <table:table-cell office:value-type="float" office:value="31.5">
                <text:p>31.5</text:p>
              </table:table-cell>
              <table:table-cell office:value-type="float" office:value="15.6112">
                <text:p>15.6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5">
                <text:p>32.5</text:p>
              </table:table-cell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  <table:table-cell office:value-type="float" office:value="18.38547">
                <text:p>18.38547</text:p>
              </table:table-cell>
              <table:table-cell office:value-type="float" office:value="32.5">
                <text:p>32.5</text:p>
              </table:table-cell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  <table:table-cell office:value-type="float" office:value="24.04509">
                <text:p>24.04509</text:p>
              </table:table-cell>
              <table:table-cell office:value-type="float" office:value="32.5">
                <text:p>32.5</text:p>
              </table:table-cell>
              <table:table-cell office:value-type="float" office:value="15.48556">
                <text:p>15.48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33.5">
                <text:p>33.5</text:p>
              </table:table-cell>
              <table:table-cell office:value-type="float" office:value="18.626">
                <text:p>18.626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33.5">
                <text:p>33.5</text:p>
              </table:table-cell>
              <table:table-cell office:value-type="float" office:value="24.45073">
                <text:p>24.45073</text:p>
              </table:table-cell>
              <table:table-cell office:value-type="float" office:value="33.5">
                <text:p>33.5</text:p>
              </table:table-cell>
              <table:table-cell office:value-type="float" office:value="15.73903">
                <text:p>15.73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18.6966">
                <text:p>18.6966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25.07408">
                <text:p>25.07408</text:p>
              </table:table-cell>
              <table:table-cell office:value-type="float" office:value="34.5">
                <text:p>34.5</text:p>
              </table:table-cell>
              <table:table-cell office:value-type="float" office:value="15.77288">
                <text:p>15.772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  <table:table-cell office:value-type="float" office:value="35.5">
                <text:p>35.5</text:p>
              </table:table-cell>
              <table:table-cell office:value-type="float" office:value="18.82438">
                <text:p>18.82438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  <table:table-cell office:value-type="float" office:value="35.5">
                <text:p>35.5</text:p>
              </table:table-cell>
              <table:table-cell office:value-type="float" office:value="25.38702">
                <text:p>25.38702</text:p>
              </table:table-cell>
              <table:table-cell office:value-type="float" office:value="35.5">
                <text:p>35.5</text:p>
              </table:table-cell>
              <table:table-cell office:value-type="float" office:value="15.87635">
                <text:p>15.87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5">
                <text:p>36.5</text:p>
              </table:table-cell>
              <table:table-cell office:value-type="float" office:value="0">
                <text:p>0</text:p>
              </table:table-cell>
              <table:table-cell office:value-type="float" office:value="36.5">
                <text:p>36.5</text:p>
              </table:table-cell>
              <table:table-cell office:value-type="float" office:value="19.11744">
                <text:p>19.11744</text:p>
              </table:table-cell>
              <table:table-cell office:value-type="float" office:value="36.5">
                <text:p>36.5</text:p>
              </table:table-cell>
              <table:table-cell office:value-type="float" office:value="0">
                <text:p>0</text:p>
              </table:table-cell>
              <table:table-cell office:value-type="float" office:value="36.5">
                <text:p>36.5</text:p>
              </table:table-cell>
              <table:table-cell office:value-type="float" office:value="25.60786">
                <text:p>25.60786</text:p>
              </table:table-cell>
              <table:table-cell office:value-type="float" office:value="36.5">
                <text:p>36.5</text:p>
              </table:table-cell>
              <table:table-cell office:value-type="float" office:value="15.89514">
                <text:p>15.89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37.5">
                <text:p>37.5</text:p>
              </table:table-cell>
              <table:table-cell office:value-type="float" office:value="19.09816">
                <text:p>19.09816</text:p>
              </table:table-cell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37.5">
                <text:p>37.5</text:p>
              </table:table-cell>
              <table:table-cell office:value-type="float" office:value="25.88129">
                <text:p>25.88129</text:p>
              </table:table-cell>
              <table:table-cell office:value-type="float" office:value="37.5">
                <text:p>37.5</text:p>
              </table:table-cell>
              <table:table-cell office:value-type="float" office:value="15.95722">
                <text:p>15.95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5">
                <text:p>38.5</text:p>
              </table:table-cell>
              <table:table-cell office:value-type="float" office:value="0">
                <text:p>0</text:p>
              </table:table-cell>
              <table:table-cell office:value-type="float" office:value="38.5">
                <text:p>38.5</text:p>
              </table:table-cell>
              <table:table-cell office:value-type="float" office:value="19.24405">
                <text:p>19.24405</text:p>
              </table:table-cell>
              <table:table-cell office:value-type="float" office:value="38.5">
                <text:p>38.5</text:p>
              </table:table-cell>
              <table:table-cell office:value-type="float" office:value="0">
                <text:p>0</text:p>
              </table:table-cell>
              <table:table-cell office:value-type="float" office:value="38.5">
                <text:p>38.5</text:p>
              </table:table-cell>
              <table:table-cell office:value-type="float" office:value="26.40088">
                <text:p>26.40088</text:p>
              </table:table-cell>
              <table:table-cell office:value-type="float" office:value="38.5">
                <text:p>38.5</text:p>
              </table:table-cell>
              <table:table-cell office:value-type="float" office:value="15.92591">
                <text:p>15.925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5">
                <text:p>39.5</text:p>
              </table:table-cell>
              <table:table-cell office:value-type="float" office:value="0">
                <text:p>0</text:p>
              </table:table-cell>
              <table:table-cell office:value-type="float" office:value="39.5">
                <text:p>39.5</text:p>
              </table:table-cell>
              <table:table-cell office:value-type="float" office:value="19.40528">
                <text:p>19.40528</text:p>
              </table:table-cell>
              <table:table-cell office:value-type="float" office:value="39.5">
                <text:p>39.5</text:p>
              </table:table-cell>
              <table:table-cell office:value-type="float" office:value="0">
                <text:p>0</text:p>
              </table:table-cell>
              <table:table-cell office:value-type="float" office:value="39.5">
                <text:p>39.5</text:p>
              </table:table-cell>
              <table:table-cell office:value-type="float" office:value="27.0537">
                <text:p>27.0537</text:p>
              </table:table-cell>
              <table:table-cell office:value-type="float" office:value="39.5">
                <text:p>39.5</text:p>
              </table:table-cell>
              <table:table-cell office:value-type="float" office:value="16.07253">
                <text:p>16.072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  <table:table-cell office:value-type="float" office:value="40.5">
                <text:p>40.5</text:p>
              </table:table-cell>
              <table:table-cell office:value-type="float" office:value="19.75675">
                <text:p>19.75675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  <table:table-cell office:value-type="float" office:value="40.5">
                <text:p>40.5</text:p>
              </table:table-cell>
              <table:table-cell office:value-type="float" office:value="27.2259">
                <text:p>27.2259</text:p>
              </table:table-cell>
              <table:table-cell office:value-type="float" office:value="40.5">
                <text:p>40.5</text:p>
              </table:table-cell>
              <table:table-cell office:value-type="float" office:value="16.18816">
                <text:p>16.188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  <table:table-cell office:value-type="float" office:value="41.5">
                <text:p>41.5</text:p>
              </table:table-cell>
              <table:table-cell office:value-type="float" office:value="19.51538">
                <text:p>19.51538</text:p>
              </table:table-cell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  <table:table-cell office:value-type="float" office:value="41.5">
                <text:p>41.5</text:p>
              </table:table-cell>
              <table:table-cell office:value-type="float" office:value="28.03206">
                <text:p>28.03206</text:p>
              </table:table-cell>
              <table:table-cell office:value-type="float" office:value="41.5">
                <text:p>41.5</text:p>
              </table:table-cell>
              <table:table-cell office:value-type="float" office:value="16.19991">
                <text:p>16.19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42.5">
                <text:p>42.5</text:p>
              </table:table-cell>
              <table:table-cell office:value-type="float" office:value="19.85375">
                <text:p>19.85375</text:p>
              </table:table-cell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42.5">
                <text:p>42.5</text:p>
              </table:table-cell>
              <table:table-cell office:value-type="float" office:value="28.71887">
                <text:p>28.71887</text:p>
              </table:table-cell>
              <table:table-cell office:value-type="float" office:value="42.5">
                <text:p>42.5</text:p>
              </table:table-cell>
              <table:table-cell office:value-type="float" office:value="16.28211">
                <text:p>16.282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43.5">
                <text:p>43.5</text:p>
              </table:table-cell>
              <table:table-cell office:value-type="float" office:value="20.09925">
                <text:p>20.09925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43.5">
                <text:p>43.5</text:p>
              </table:table-cell>
              <table:table-cell office:value-type="float" office:value="28.91015">
                <text:p>28.91015</text:p>
              </table:table-cell>
              <table:table-cell office:value-type="float" office:value="43.5">
                <text:p>43.5</text:p>
              </table:table-cell>
              <table:table-cell office:value-type="float" office:value="16.24854">
                <text:p>16.248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44.5">
                <text:p>44.5</text:p>
              </table:table-cell>
              <table:table-cell office:value-type="float" office:value="20.12367">
                <text:p>20.12367</text:p>
              </table:table-cell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44.5">
                <text:p>44.5</text:p>
              </table:table-cell>
              <table:table-cell office:value-type="float" office:value="29.92407">
                <text:p>29.92407</text:p>
              </table:table-cell>
              <table:table-cell office:value-type="float" office:value="44.5">
                <text:p>44.5</text:p>
              </table:table-cell>
              <table:table-cell office:value-type="float" office:value="16.59908">
                <text:p>16.59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5">
                <text:p>45.5</text:p>
              </table:table-cell>
              <table:table-cell office:value-type="float" office:value="0">
                <text:p>0</text:p>
              </table:table-cell>
              <table:table-cell office:value-type="float" office:value="45.5">
                <text:p>45.5</text:p>
              </table:table-cell>
              <table:table-cell office:value-type="float" office:value="20.31487">
                <text:p>20.31487</text:p>
              </table:table-cell>
              <table:table-cell office:value-type="float" office:value="45.5">
                <text:p>45.5</text:p>
              </table:table-cell>
              <table:table-cell office:value-type="float" office:value="0">
                <text:p>0</text:p>
              </table:table-cell>
              <table:table-cell office:value-type="float" office:value="45.5">
                <text:p>45.5</text:p>
              </table:table-cell>
              <table:table-cell office:value-type="float" office:value="30.48984">
                <text:p>30.48984</text:p>
              </table:table-cell>
              <table:table-cell office:value-type="float" office:value="45.5">
                <text:p>45.5</text:p>
              </table:table-cell>
              <table:table-cell office:value-type="float" office:value="16.4713">
                <text:p>16.47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46.5">
                <text:p>46.5</text:p>
              </table:table-cell>
              <table:table-cell office:value-type="float" office:value="20.86716">
                <text:p>20.86716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46.5">
                <text:p>46.5</text:p>
              </table:table-cell>
              <table:table-cell office:value-type="float" office:value="31.45664">
                <text:p>31.45664</text:p>
              </table:table-cell>
              <table:table-cell office:value-type="float" office:value="46.5">
                <text:p>46.5</text:p>
              </table:table-cell>
              <table:table-cell office:value-type="float" office:value="16.71095">
                <text:p>16.710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5">
                <text:p>47.5</text:p>
              </table:table-cell>
              <table:table-cell office:value-type="float" office:value="0">
                <text:p>0</text:p>
              </table:table-cell>
              <table:table-cell office:value-type="float" office:value="47.5">
                <text:p>47.5</text:p>
              </table:table-cell>
              <table:table-cell office:value-type="float" office:value="20.53292">
                <text:p>20.53292</text:p>
              </table:table-cell>
              <table:table-cell office:value-type="float" office:value="47.5">
                <text:p>47.5</text:p>
              </table:table-cell>
              <table:table-cell office:value-type="float" office:value="0">
                <text:p>0</text:p>
              </table:table-cell>
              <table:table-cell office:value-type="float" office:value="47.5">
                <text:p>47.5</text:p>
              </table:table-cell>
              <table:table-cell office:value-type="float" office:value="31.82498">
                <text:p>31.82498</text:p>
              </table:table-cell>
              <table:table-cell office:value-type="float" office:value="47.5">
                <text:p>47.5</text:p>
              </table:table-cell>
              <table:table-cell office:value-type="float" office:value="16.5266">
                <text:p>16.5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48.5">
                <text:p>48.5</text:p>
              </table:table-cell>
              <table:table-cell office:value-type="float" office:value="20.95555">
                <text:p>20.95555</text:p>
              </table:table-cell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48.5">
                <text:p>48.5</text:p>
              </table:table-cell>
              <table:table-cell office:value-type="float" office:value="32.81156">
                <text:p>32.81156</text:p>
              </table:table-cell>
              <table:table-cell office:value-type="float" office:value="48.5">
                <text:p>48.5</text:p>
              </table:table-cell>
              <table:table-cell office:value-type="float" office:value="16.76547">
                <text:p>16.765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5">
                <text:p>49.5</text:p>
              </table:table-cell>
              <table:table-cell office:value-type="float" office:value="0">
                <text:p>0</text:p>
              </table:table-cell>
              <table:table-cell office:value-type="float" office:value="49.5">
                <text:p>49.5</text:p>
              </table:table-cell>
              <table:table-cell office:value-type="float" office:value="21.09897">
                <text:p>21.09897</text:p>
              </table:table-cell>
              <table:table-cell office:value-type="float" office:value="49.5">
                <text:p>49.5</text:p>
              </table:table-cell>
              <table:table-cell office:value-type="float" office:value="0">
                <text:p>0</text:p>
              </table:table-cell>
              <table:table-cell office:value-type="float" office:value="49.5">
                <text:p>49.5</text:p>
              </table:table-cell>
              <table:table-cell office:value-type="float" office:value="33.88108">
                <text:p>33.88108</text:p>
              </table:table-cell>
              <table:table-cell office:value-type="float" office:value="49.5">
                <text:p>49.5</text:p>
              </table:table-cell>
              <table:table-cell office:value-type="float" office:value="16.86238">
                <text:p>16.862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50.5">
                <text:p>50.5</text:p>
              </table:table-cell>
              <table:table-cell office:value-type="float" office:value="21.26541">
                <text:p>21.26541</text:p>
              </table:table-cell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50.5">
                <text:p>50.5</text:p>
              </table:table-cell>
              <table:table-cell office:value-type="float" office:value="35.0067">
                <text:p>35.0067</text:p>
              </table:table-cell>
              <table:table-cell office:value-type="float" office:value="50.5">
                <text:p>50.5</text:p>
              </table:table-cell>
              <table:table-cell office:value-type="float" office:value="16.90461">
                <text:p>16.904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51.5">
                <text:p>51.5</text:p>
              </table:table-cell>
              <table:table-cell office:value-type="float" office:value="21.58819">
                <text:p>21.58819</text:p>
              </table:table-cell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51.5">
                <text:p>51.5</text:p>
              </table:table-cell>
              <table:table-cell office:value-type="float" office:value="36.32955">
                <text:p>36.32955</text:p>
              </table:table-cell>
              <table:table-cell office:value-type="float" office:value="51.5">
                <text:p>51.5</text:p>
              </table:table-cell>
              <table:table-cell office:value-type="float" office:value="16.94578">
                <text:p>16.945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52.5">
                <text:p>52.5</text:p>
              </table:table-cell>
              <table:table-cell office:value-type="float" office:value="21.46275">
                <text:p>21.46275</text:p>
              </table:table-cell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52.5">
                <text:p>52.5</text:p>
              </table:table-cell>
              <table:table-cell office:value-type="float" office:value="37.38165">
                <text:p>37.38165</text:p>
              </table:table-cell>
              <table:table-cell office:value-type="float" office:value="52.5">
                <text:p>52.5</text:p>
              </table:table-cell>
              <table:table-cell office:value-type="float" office:value="17.20755">
                <text:p>17.207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5">
                <text:p>53.5</text:p>
              </table:table-cell>
              <table:table-cell office:value-type="float" office:value="0">
                <text:p>0</text:p>
              </table:table-cell>
              <table:table-cell office:value-type="float" office:value="53.5">
                <text:p>53.5</text:p>
              </table:table-cell>
              <table:table-cell office:value-type="float" office:value="21.76436">
                <text:p>21.76436</text:p>
              </table:table-cell>
              <table:table-cell office:value-type="float" office:value="53.5">
                <text:p>53.5</text:p>
              </table:table-cell>
              <table:table-cell office:value-type="float" office:value="0">
                <text:p>0</text:p>
              </table:table-cell>
              <table:table-cell office:value-type="float" office:value="53.5">
                <text:p>53.5</text:p>
              </table:table-cell>
              <table:table-cell office:value-type="float" office:value="39.29396">
                <text:p>39.29396</text:p>
              </table:table-cell>
              <table:table-cell office:value-type="float" office:value="53.5">
                <text:p>53.5</text:p>
              </table:table-cell>
              <table:table-cell office:value-type="float" office:value="17.25027">
                <text:p>17.250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  <table:table-cell office:value-type="float" office:value="54.5">
                <text:p>54.5</text:p>
              </table:table-cell>
              <table:table-cell office:value-type="float" office:value="22.02538">
                <text:p>22.02538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  <table:table-cell office:value-type="float" office:value="54.5">
                <text:p>54.5</text:p>
              </table:table-cell>
              <table:table-cell office:value-type="float" office:value="41.02763">
                <text:p>41.02763</text:p>
              </table:table-cell>
              <table:table-cell office:value-type="float" office:value="54.5">
                <text:p>54.5</text:p>
              </table:table-cell>
              <table:table-cell office:value-type="float" office:value="17.19141">
                <text:p>17.191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  <table:table-cell office:value-type="float" office:value="55.5">
                <text:p>55.5</text:p>
              </table:table-cell>
              <table:table-cell office:value-type="float" office:value="22.27564">
                <text:p>22.27564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  <table:table-cell office:value-type="float" office:value="55.5">
                <text:p>55.5</text:p>
              </table:table-cell>
              <table:table-cell office:value-type="float" office:value="43.24355">
                <text:p>43.24355</text:p>
              </table:table-cell>
              <table:table-cell office:value-type="float" office:value="55.5">
                <text:p>55.5</text:p>
              </table:table-cell>
              <table:table-cell office:value-type="float" office:value="17.1865">
                <text:p>17.18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56.5">
                <text:p>56.5</text:p>
              </table:table-cell>
              <table:table-cell office:value-type="float" office:value="22.33473">
                <text:p>22.33473</text:p>
              </table:table-cell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56.5">
                <text:p>56.5</text:p>
              </table:table-cell>
              <table:table-cell office:value-type="float" office:value="45.82347">
                <text:p>45.82347</text:p>
              </table:table-cell>
              <table:table-cell office:value-type="float" office:value="56.5">
                <text:p>56.5</text:p>
              </table:table-cell>
              <table:table-cell office:value-type="float" office:value="17.56008">
                <text:p>17.560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57.5">
                <text:p>57.5</text:p>
              </table:table-cell>
              <table:table-cell office:value-type="float" office:value="22.65105">
                <text:p>22.65105</text:p>
              </table:table-cell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57.5">
                <text:p>57.5</text:p>
              </table:table-cell>
              <table:table-cell office:value-type="float" office:value="49.12301">
                <text:p>49.12301</text:p>
              </table:table-cell>
              <table:table-cell office:value-type="float" office:value="57.5">
                <text:p>57.5</text:p>
              </table:table-cell>
              <table:table-cell office:value-type="float" office:value="17.47146">
                <text:p>17.471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5">
                <text:p>58.5</text:p>
              </table:table-cell>
              <table:table-cell office:value-type="float" office:value="0">
                <text:p>0</text:p>
              </table:table-cell>
              <table:table-cell office:value-type="float" office:value="58.5">
                <text:p>58.5</text:p>
              </table:table-cell>
              <table:table-cell office:value-type="float" office:value="23.07283">
                <text:p>23.07283</text:p>
              </table:table-cell>
              <table:table-cell office:value-type="float" office:value="58.5">
                <text:p>58.5</text:p>
              </table:table-cell>
              <table:table-cell office:value-type="float" office:value="0">
                <text:p>0</text:p>
              </table:table-cell>
              <table:table-cell office:value-type="float" office:value="58.5">
                <text:p>58.5</text:p>
              </table:table-cell>
              <table:table-cell office:value-type="float" office:value="53.2893">
                <text:p>53.2893</text:p>
              </table:table-cell>
              <table:table-cell office:value-type="float" office:value="58.5">
                <text:p>58.5</text:p>
              </table:table-cell>
              <table:table-cell office:value-type="float" office:value="17.72922">
                <text:p>17.729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59.5">
                <text:p>59.5</text:p>
              </table:table-cell>
              <table:table-cell office:value-type="float" office:value="23.49133">
                <text:p>23.49133</text:p>
              </table:table-cell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59.5">
                <text:p>59.5</text:p>
              </table:table-cell>
              <table:table-cell office:value-type="float" office:value="58.59541">
                <text:p>58.59541</text:p>
              </table:table-cell>
              <table:table-cell office:value-type="float" office:value="59.5">
                <text:p>59.5</text:p>
              </table:table-cell>
              <table:table-cell office:value-type="float" office:value="17.76935">
                <text:p>17.769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60.5">
                <text:p>60.5</text:p>
              </table:table-cell>
              <table:table-cell office:value-type="float" office:value="23.42103">
                <text:p>23.42103</text:p>
              </table:table-cell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60.5">
                <text:p>60.5</text:p>
              </table:table-cell>
              <table:table-cell office:value-type="float" office:value="66.80161">
                <text:p>66.80161</text:p>
              </table:table-cell>
              <table:table-cell office:value-type="float" office:value="60.5">
                <text:p>60.5</text:p>
              </table:table-cell>
              <table:table-cell office:value-type="float" office:value="17.79814">
                <text:p>17.798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  <table:table-cell office:value-type="float" office:value="61.5">
                <text:p>61.5</text:p>
              </table:table-cell>
              <table:table-cell office:value-type="float" office:value="23.91904">
                <text:p>23.91904</text:p>
              </table:table-cell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  <table:table-cell office:value-type="float" office:value="61.5">
                <text:p>61.5</text:p>
              </table:table-cell>
              <table:table-cell office:value-type="float" office:value="80.63627">
                <text:p>80.63627</text:p>
              </table:table-cell>
              <table:table-cell office:value-type="float" office:value="61.5">
                <text:p>61.5</text:p>
              </table:table-cell>
              <table:table-cell office:value-type="float" office:value="17.97711">
                <text:p>17.977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24.23909">
                <text:p>24.23909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114.8114">
                <text:p>114.8114</text:p>
              </table:table-cell>
              <table:table-cell office:value-type="float" office:value="62.5">
                <text:p>62.5</text:p>
              </table:table-cell>
              <table:table-cell office:value-type="float" office:value="17.98522">
                <text:p>17.985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63.5">
                <text:p>63.5</text:p>
              </table:table-cell>
              <table:table-cell office:value-type="float" office:value="24.71103">
                <text:p>24.71103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63.5">
                <text:p>63.5</text:p>
              </table:table-cell>
              <table:table-cell office:value-type="float" office:value="132.2403">
                <text:p>132.2403</text:p>
              </table:table-cell>
              <table:table-cell office:value-type="float" office:value="63.5">
                <text:p>63.5</text:p>
              </table:table-cell>
              <table:table-cell office:value-type="float" office:value="18.16545">
                <text:p>18.165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25.0522">
                <text:p>25.0522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0.2308246">
                <text:p>0.2308246</text:p>
              </table:table-cell>
              <table:table-cell office:value-type="float" office:value="64.5">
                <text:p>64.5</text:p>
              </table:table-cell>
              <table:table-cell office:value-type="float" office:value="18.2081">
                <text:p>18.20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5">
                <text:p>65.5</text:p>
              </table:table-cell>
              <table:table-cell office:value-type="float" office:value="0">
                <text:p>0</text:p>
              </table:table-cell>
              <table:table-cell office:value-type="float" office:value="65.5">
                <text:p>65.5</text:p>
              </table:table-cell>
              <table:table-cell office:value-type="float" office:value="25.49924">
                <text:p>25.49924</text:p>
              </table:table-cell>
              <table:table-cell office:value-type="float" office:value="65.5">
                <text:p>65.5</text:p>
              </table:table-cell>
              <table:table-cell office:value-type="float" office:value="0">
                <text:p>0</text:p>
              </table:table-cell>
              <table:table-cell office:value-type="float" office:value="65.5">
                <text:p>65.5</text:p>
              </table:table-cell>
              <table:table-cell office:value-type="float" office:value="0.000001269569">
                <text:p>0.000001269569</text:p>
              </table:table-cell>
              <table:table-cell office:value-type="float" office:value="65.5">
                <text:p>65.5</text:p>
              </table:table-cell>
              <table:table-cell office:value-type="float" office:value="18.44614">
                <text:p>18.446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66.5">
                <text:p>66.5</text:p>
              </table:table-cell>
              <table:table-cell office:value-type="float" office:value="25.67122">
                <text:p>25.67122</text:p>
              </table:table-cell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66.5">
                <text:p>66.5</text:p>
              </table:table-cell>
              <table:table-cell office:value-type="float" office:value="0.00000493849">
                <text:p>0.00000493849</text:p>
              </table:table-cell>
              <table:table-cell office:value-type="float" office:value="66.5">
                <text:p>66.5</text:p>
              </table:table-cell>
              <table:table-cell office:value-type="float" office:value="18.34729">
                <text:p>18.347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  <table:table-cell office:value-type="float" office:value="26.34671">
                <text:p>26.34671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  <table:table-cell office:value-type="float" office:value="0.0000004564229">
                <text:p>0.0000004564229</text:p>
              </table:table-cell>
              <table:table-cell office:value-type="float" office:value="67.5">
                <text:p>67.5</text:p>
              </table:table-cell>
              <table:table-cell office:value-type="float" office:value="18.66936">
                <text:p>18.669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  <table:table-cell office:value-type="float" office:value="68.5">
                <text:p>68.5</text:p>
              </table:table-cell>
              <table:table-cell office:value-type="float" office:value="26.45699">
                <text:p>26.45699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  <table:table-cell office:value-type="float" office:value="68.5">
                <text:p>68.5</text:p>
              </table:table-cell>
              <table:table-cell office:value-type="float" office:value="0.000002070289">
                <text:p>0.000002070289</text:p>
              </table:table-cell>
              <table:table-cell office:value-type="float" office:value="68.5">
                <text:p>68.5</text:p>
              </table:table-cell>
              <table:table-cell office:value-type="float" office:value="18.84843">
                <text:p>18.848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69.5">
                <text:p>69.5</text:p>
              </table:table-cell>
              <table:table-cell office:value-type="float" office:value="26.8085">
                <text:p>26.8085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69.5">
                <text:p>69.5</text:p>
              </table:table-cell>
              <table:table-cell office:value-type="float" office:value="18.88362">
                <text:p>18.883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70.5">
                <text:p>70.5</text:p>
              </table:table-cell>
              <table:table-cell office:value-type="float" office:value="27.51748">
                <text:p>27.51748</text:p>
              </table:table-cell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70.5">
                <text:p>70.5</text:p>
              </table:table-cell>
              <table:table-cell office:value-type="float" office:value="19.04409">
                <text:p>19.044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.5">
                <text:p>71.5</text:p>
              </table:table-cell>
              <table:table-cell office:value-type="float" office:value="0">
                <text:p>0</text:p>
              </table:table-cell>
              <table:table-cell office:value-type="float" office:value="71.5">
                <text:p>71.5</text:p>
              </table:table-cell>
              <table:table-cell office:value-type="float" office:value="28.23076">
                <text:p>28.23076</text:p>
              </table:table-cell>
              <table:table-cell office:value-type="float" office:value="71.5">
                <text:p>71.5</text:p>
              </table:table-cell>
              <table:table-cell office:value-type="float" office:value="0">
                <text:p>0</text:p>
              </table:table-cell>
              <table:table-cell office:value-type="float" office:value="71.5">
                <text:p>71.5</text:p>
              </table:table-cell>
              <table:table-cell office:value-type="float" office:value="0">
                <text:p>0</text:p>
              </table:table-cell>
              <table:table-cell office:value-type="float" office:value="71.5">
                <text:p>71.5</text:p>
              </table:table-cell>
              <table:table-cell office:value-type="float" office:value="19.18069">
                <text:p>19.180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72.5">
                <text:p>72.5</text:p>
              </table:table-cell>
              <table:table-cell office:value-type="float" office:value="28.79624">
                <text:p>28.79624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72.5">
                <text:p>72.5</text:p>
              </table:table-cell>
              <table:table-cell office:value-type="float" office:value="19.32962">
                <text:p>19.329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73.5">
                <text:p>73.5</text:p>
              </table:table-cell>
              <table:table-cell office:value-type="float" office:value="29.03036">
                <text:p>29.03036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73.5">
                <text:p>73.5</text:p>
              </table:table-cell>
              <table:table-cell office:value-type="float" office:value="19.36374">
                <text:p>19.36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  <table:table-cell office:value-type="float" office:value="30.09637">
                <text:p>30.09637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  <table:table-cell office:value-type="float" office:value="19.69366">
                <text:p>19.693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.5">
                <text:p>75.5</text:p>
              </table:table-cell>
              <table:table-cell office:value-type="float" office:value="0">
                <text:p>0</text:p>
              </table:table-cell>
              <table:table-cell office:value-type="float" office:value="75.5">
                <text:p>75.5</text:p>
              </table:table-cell>
              <table:table-cell office:value-type="float" office:value="30.6342">
                <text:p>30.6342</text:p>
              </table:table-cell>
              <table:table-cell office:value-type="float" office:value="75.5">
                <text:p>75.5</text:p>
              </table:table-cell>
              <table:table-cell office:value-type="float" office:value="0">
                <text:p>0</text:p>
              </table:table-cell>
              <table:table-cell office:value-type="float" office:value="75.5">
                <text:p>75.5</text:p>
              </table:table-cell>
              <table:table-cell office:value-type="float" office:value="0">
                <text:p>0</text:p>
              </table:table-cell>
              <table:table-cell office:value-type="float" office:value="75.5">
                <text:p>75.5</text:p>
              </table:table-cell>
              <table:table-cell office:value-type="float" office:value="19.69484">
                <text:p>19.694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5">
                <text:p>76.5</text:p>
              </table:table-cell>
              <table:table-cell office:value-type="float" office:value="0">
                <text:p>0</text:p>
              </table:table-cell>
              <table:table-cell office:value-type="float" office:value="76.5">
                <text:p>76.5</text:p>
              </table:table-cell>
              <table:table-cell office:value-type="float" office:value="31.52501">
                <text:p>31.52501</text:p>
              </table:table-cell>
              <table:table-cell office:value-type="float" office:value="76.5">
                <text:p>76.5</text:p>
              </table:table-cell>
              <table:table-cell office:value-type="float" office:value="0">
                <text:p>0</text:p>
              </table:table-cell>
              <table:table-cell office:value-type="float" office:value="76.5">
                <text:p>76.5</text:p>
              </table:table-cell>
              <table:table-cell office:value-type="float" office:value="0">
                <text:p>0</text:p>
              </table:table-cell>
              <table:table-cell office:value-type="float" office:value="76.5">
                <text:p>76.5</text:p>
              </table:table-cell>
              <table:table-cell office:value-type="float" office:value="19.77501">
                <text:p>19.775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77.5">
                <text:p>77.5</text:p>
              </table:table-cell>
              <table:table-cell office:value-type="float" office:value="32.04888">
                <text:p>32.04888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77.5">
                <text:p>77.5</text:p>
              </table:table-cell>
              <table:table-cell office:value-type="float" office:value="0.000003898116">
                <text:p>0.000003898116</text:p>
              </table:table-cell>
              <table:table-cell office:value-type="float" office:value="77.5">
                <text:p>77.5</text:p>
              </table:table-cell>
              <table:table-cell office:value-type="float" office:value="20.08667">
                <text:p>20.08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78.5">
                <text:p>78.5</text:p>
              </table:table-cell>
              <table:table-cell office:value-type="float" office:value="33.0691">
                <text:p>33.0691</text:p>
              </table:table-cell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78.5">
                <text:p>78.5</text:p>
              </table:table-cell>
              <table:table-cell office:value-type="float" office:value="0.0000001070467">
                <text:p>0.0000001070467</text:p>
              </table:table-cell>
              <table:table-cell office:value-type="float" office:value="78.5">
                <text:p>78.5</text:p>
              </table:table-cell>
              <table:table-cell office:value-type="float" office:value="20.37146">
                <text:p>20.371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5">
                <text:p>79.5</text:p>
              </table:table-cell>
              <table:table-cell office:value-type="float" office:value="0">
                <text:p>0</text:p>
              </table:table-cell>
              <table:table-cell office:value-type="float" office:value="79.5">
                <text:p>79.5</text:p>
              </table:table-cell>
              <table:table-cell office:value-type="float" office:value="34.29688">
                <text:p>34.29688</text:p>
              </table:table-cell>
              <table:table-cell office:value-type="float" office:value="79.5">
                <text:p>79.5</text:p>
              </table:table-cell>
              <table:table-cell office:value-type="float" office:value="0">
                <text:p>0</text:p>
              </table:table-cell>
              <table:table-cell office:value-type="float" office:value="79.5">
                <text:p>79.5</text:p>
              </table:table-cell>
              <table:table-cell office:value-type="float" office:value="0.0000008323366">
                <text:p>0.0000008323366</text:p>
              </table:table-cell>
              <table:table-cell office:value-type="float" office:value="79.5">
                <text:p>79.5</text:p>
              </table:table-cell>
              <table:table-cell office:value-type="float" office:value="20.44653">
                <text:p>20.446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35.56817">
                <text:p>35.56817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20.59786">
                <text:p>20.597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36.43757">
                <text:p>36.43757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20.66721">
                <text:p>20.667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37.93913">
                <text:p>37.93913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21.05503">
                <text:p>21.055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39.57433">
                <text:p>39.57433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21.15979">
                <text:p>21.159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41.80518">
                <text:p>41.80518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21.17019">
                <text:p>21.17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43.6924">
                <text:p>43.6924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21.84316">
                <text:p>21.843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46.65051">
                <text:p>46.65051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21.42965">
                <text:p>21.429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50.28747">
                <text:p>50.28747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21.76446">
                <text:p>21.764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54.07552">
                <text:p>54.07552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22.17304">
                <text:p>22.173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61.01743">
                <text:p>61.01743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22.12119">
                <text:p>22.121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69.71999">
                <text:p>69.71999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22.38803">
                <text:p>22.388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86.8705">
                <text:p>86.8705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22.856">
                <text:p>22.8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138.3949">
                <text:p>138.3949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23.3424">
                <text:p>23.34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82.5178">
                <text:p>82.5178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23.17684">
                <text:p>23.176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0.3153949">
                <text:p>0.3153949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23.74607">
                <text:p>23.74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.000002301609">
                <text:p>0.000002301609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.0000005567599">
                <text:p>0.0000005567599</text:p>
              </table:table-cell>
              <table:table-cell office:value-type="float" office:value="95.5">
                <text:p>95.5</text:p>
              </table:table-cell>
              <table:table-cell office:value-type="float" office:value="24.03281">
                <text:p>24.032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.000002275086">
                <text:p>0.000002275086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24.40347">
                <text:p>24.403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0.00000155977">
                <text:p>0.00000155977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24.68784">
                <text:p>24.687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.00001179558">
                <text:p>0.00001179558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25.26559">
                <text:p>25.265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.000003353386">
                <text:p>0.000003353386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.000006585584">
                <text:p>0.000006585584</text:p>
              </table:table-cell>
              <table:table-cell office:value-type="float" office:value="99.5">
                <text:p>99.5</text:p>
              </table:table-cell>
              <table:table-cell office:value-type="float" office:value="25.30781">
                <text:p>25.307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